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15cm" draw:marker-end-width="0.15cm" draw:textarea-horizontal-align="justify" draw:textarea-vertical-align="middle" draw:auto-grow-height="false" fo:min-height="1.556cm" fo:min-width="4.306cm" fo:padding-top="0.175cm" fo:padding-bottom="0.175cm" fo:padding-left="0.3cm" fo:padding-right="0.3cm"/>
      <style:paragraph-properties style:writing-mode="lr-tb"/>
    </style:style>
    <style:style style:name="gr2" style:family="graphic" style:parent-style-name="standard">
      <style:graphic-properties svg:stroke-width="0.1cm" draw:marker-start-width="0.15cm" draw:marker-end-width="0.15cm" draw:textarea-horizontal-align="justify" draw:textarea-vertical-align="middle" draw:auto-grow-height="false" fo:min-height="1.456cm" fo:min-width="4.206cm" fo:padding-top="0.175cm" fo:padding-bottom="0.175cm" fo:padding-left="0.3cm" fo:padding-right="0.3cm"/>
      <style:paragraph-properties style:writing-mode="lr-tb"/>
    </style:style>
    <style:style style:name="gr3" style:family="graphic" style:parent-style-name="standard">
      <style:graphic-properties svg:stroke-width="0.1cm" draw:marker-start-width="0.15cm" draw:marker-end-width="0.15cm" draw:textarea-horizontal-align="justify" draw:textarea-vertical-align="middle" draw:auto-grow-height="false" fo:min-height="1.838cm" fo:min-width="0.65cm" fo:padding-top="0.175cm" fo:padding-bottom="0.175cm" fo:padding-left="0.3cm" fo:padding-right="0.3cm" fo:wrap-option="no-wrap"/>
      <style:paragraph-properties style:writing-mode="lr-tb"/>
    </style:style>
    <style:style style:name="gr4" style:family="graphic" style:parent-style-name="standard">
      <style:graphic-properties svg:stroke-width="0.1cm" draw:marker-start-width="0.15cm" draw:marker-end-width="0.15cm" draw:textarea-horizontal-align="justify" draw:textarea-vertical-align="middle" draw:auto-grow-height="false" fo:min-height="0.65cm" fo:min-width="3.775cm" fo:padding-top="0.175cm" fo:padding-bottom="0.175cm" fo:padding-left="0.3cm" fo:padding-right="0.3cm"/>
      <style:paragraph-properties style:writing-mode="lr-tb"/>
    </style:style>
    <style:style style:name="gr5" style:family="graphic" style:parent-style-name="standard">
      <style:graphic-properties svg:stroke-width="0.1cm" draw:marker-start-width="0.35cm" draw:marker-end-width="0.35cm" draw:textarea-vertical-align="middle" draw:auto-grow-height="false" fo:min-height="5.251cm" fo:min-width="9.501cm" fo:padding-top="0.175cm" fo:padding-bottom="0.175cm" fo:padding-left="0.3cm" fo:padding-right="0.3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/>
    </style:style>
    <style:style style:name="T1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2cm" svg:x="2cm" svg:y="4cm">
          <text:p text:style-name="P1">Healthy Ce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12.5cm" svg:y="4cm">
          <text:p text:style-name="P1">Damaged Ce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2cm" svg:x="12.5cm" svg:y="9cm">
          <text:p text:style-name="P1">Cell Deat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5cm" svg:height="2cm" svg:x="23cm" svg:y="4cm">
          <text:p text:style-name="P1">Tumor Cel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2.5cm" svg:height="2.5cm" svg:x="13.75cm" svg:y="6.25cm">
          <text:p text:style-name="P1">Apoptosis</text:p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5cm" svg:height="2cm" svg:x="17.75cm" svg:y="4cm">
          <text:p text:style-name="P2"><text:span text:style-name="T1">More Damag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2" draw:layer="layout" svg:width="5cm" svg:height="2cm" svg:x="7.25cm" svg:y="4cm">
          <text:p text:style-name="P2"><text:span text:style-name="T1">DNA Damag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0cm" svg:height="5.5cm" svg:x="5.25cm" svg:y="1cm">
          <text:p text:style-name="P1"/>
          <text:p text:style-name="P1">DNA Repair</text:p>
          <text:p text:style-name="P1"/>
          <text:p text:style-name="P1"/>
          <text:p text:style-name="P1"/>
          <text:p text:style-name="P1"/>
          <text:p text:style-name="P1"/>
          <text:p text:style-name="P1"/>
          <text:p text:style-name="P1"/>
          <draw:enhanced-geometry svg:viewBox="0 0 21600 21600" draw:text-areas="0 0 21600 21600" draw:mirror-horizontal="true" draw:type="circular-arrow" draw:modifiers="180 -36.5997132145162 5761.16045318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2T22:33:43.544331607</meta:creation-date>
    <dc:date>2023-08-12T23:22:48.913388236</dc:date>
    <meta:editing-duration>PT6M59S</meta:editing-duration>
    <meta:editing-cycles>2</meta:editing-cycles>
    <meta:generator>LibreOffice/7.3.6.2$Linux_X86_64 LibreOffice_project/30$Build-2</meta:generator>
    <meta:document-statistic meta:object-count="8"/>
  </office:meta>
</office:document-meta>
</file>